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Aptos EmbeddedFont', 'Aptos MSFontService', Calibri,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a603f" officeooo:paragraph-rsid="000a603f"/>
    </style:style>
    <style:style style:name="P2" style:family="paragraph" style:parent-style-name="Standard">
      <style:paragraph-properties fo:margin-left="0in" fo:margin-right="0in" fo:text-indent="0in" style:auto-text-indent="false"/>
      <style:text-properties fo:color="#000000" loext:opacity="100%" style:font-name="Aptos" fo:font-size="12pt"/>
    </style:style>
    <style:style style:name="P3" style:family="paragraph" style:parent-style-name="Subtitle">
      <style:text-properties officeooo:rsid="000b5f29" officeooo:paragraph-rsid="000b5f29"/>
    </style:style>
    <style:style style:name="P4" style:family="paragraph" style:parent-style-name="Text_20_body">
      <style:text-properties officeooo:rsid="000b5f29" officeooo:paragraph-rsid="000b5f29"/>
    </style:style>
    <style:style style:name="P5" style:family="paragraph" style:parent-style-name="Text_20_body">
      <style:text-properties officeooo:rsid="000b5f29" officeooo:paragraph-rsid="000d5735"/>
    </style:style>
    <style:style style:name="P6" style:family="paragraph" style:parent-style-name="Text_20_body">
      <style:text-properties officeooo:rsid="0009f63f" officeooo:paragraph-rsid="0009f63f"/>
    </style:style>
    <style:style style:name="P7" style:family="paragraph" style:parent-style-name="Title">
      <style:text-properties officeooo:rsid="0009f63f" officeooo:paragraph-rsid="0009f63f"/>
    </style:style>
    <style:style style:name="P8" style:family="paragraph" style:parent-style-name="Text_20_body">
      <style:paragraph-properties fo:text-align="start" style:justify-single-word="false"/>
      <style:text-properties fo:font-size="12pt" fo:font-weight="normal" officeooo:rsid="000a603f" officeooo:paragraph-rsid="000a603f" style:font-size-asian="10.5pt" style:font-weight-asian="normal" style:font-size-complex="12pt" style:font-weight-complex="normal"/>
    </style:style>
    <style:style style:name="P9" style:family="paragraph" style:parent-style-name="Heading_20_1">
      <style:paragraph-properties fo:text-align="center" style:justify-single-word="false"/>
      <style:text-properties fo:font-size="22pt" fo:font-weight="bold" officeooo:paragraph-rsid="000a5247" style:font-size-asian="22pt" style:font-weight-asian="bold" style:font-size-complex="22pt" style:font-weight-complex="bold"/>
    </style:style>
    <style:style style:name="P10" style:family="paragraph" style:parent-style-name="Heading_20_1">
      <style:paragraph-properties fo:text-align="center" style:justify-single-word="false"/>
      <style:text-properties officeooo:rsid="000a603f" officeooo:paragraph-rsid="000a603f"/>
    </style:style>
    <style:style style:name="T1" style:family="text">
      <style:text-properties fo:font-size="22pt" fo:font-weight="bold" style:font-size-asian="22pt" style:font-weight-asian="bold" style:font-size-complex="22pt" style:font-weight-complex="bold"/>
    </style:style>
    <style:style style:name="T2" style:family="text">
      <style:text-properties officeooo:rsid="000c9795"/>
    </style:style>
    <style:style style:name="T3" style:family="text">
      <style:text-properties officeooo:rsid="000ded06"/>
    </style:style>
    <style:style style:name="T4" style:family="text">
      <style:text-properties officeooo:rsid="000eb27b"/>
    </style:style>
    <style:style style:name="T5" style:family="text">
      <style:text-properties officeooo:rsid="000f48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ject Roster</text:p>
      <text:p text:style-name="P6">This project would not be where it is today without the support of all these driven individuals. Thank you, everyone. A special thanks to all the faculty who provided letters of support.</text:p>
      <text:h text:style-name="P9" text:outline-level="1">Faculty support</text:h>
      <text:p text:style-name="Subtitle">Paul Pham, Ph.D., Computer Science</text:p>
      <text:p text:style-name="P2">I teach upper-division computer science courses, including Data Structures &amp; Algorithms (DSA), '23-'24. In '24-'25, I’ll also be teaching in Advanced Computing &amp; Machine Learning with Applications to Biology (ACMLAB).</text:p>
      <text:p text:style-name="P2">In Fall '24, DSA students and I collaborated with Melissa Nivala and Principles of Farming (POF) students to begin designing a data automation and analysis system for Evergreen's Organic Farm. This project is part of a long-term, interdisciplinary effort that will support team-taught Coordinated Studies Programs, provide long-term benefits to the College through durable equipment and sustainable food systems, and give students opportunities for research and publication.</text:p>
      <text:p text:style-name="P2">In Winter '25, I’ll lead a Student-Originated Studies (SOS) program focused on farm automation. This program will include students from CS, farming, and engineering, with clear design goals and user feedback from farm students. In Spring '25, ACMLAB will include a hexapod robotics project with a camera and software to analyze 3D models of plants. This work will support interdisciplinary teaching with biology and CS faculty (Catherine Kehl and Pauline Yu). We aim to explore how Evergreen can integrate CS with natural and agricultural sciences without compromising the success of the existing CS curriculum. Our farm’s expansive land and flexible, self-driven student culture provide a unique advantage for this effort, aligning with the College's goal of increasing enrollment by 1,000 students.</text:p>
      <text:p text:style-name="P2">In '25-'26, I’ll teach evening PaCE courses focused on back-end development and maintaining web services for farm automation. A compelling website and online presence can be designed by students taking front-end courses with faculty like Jes Carey and Arlen Speights. Additionally, I’ll assist in a faculty search for a DSA and SOS visiting hire for the Olympia curriculum. The role will emphasize farm collaboration as a unique intellectual and service-oriented opportunity. This may align with the Regenerative Agriculture hire, who has shown interest in using technology and data in their research.</text:p>
      <text:p text:style-name="P2">I look forward to advising and helping design sustainable engineering processes for this and future SOS programs and collaborating with faculty and students at Evergreen.</text:p>
      <text:p text:style-name="P2"><text:line-break/>Paul</text:p>
      <text:p text:style-name="Subtitle"><text:soft-page-break/>Melissa Nivala, Ph.D. Applied Mathematics</text:p>
      <text:p text:style-name="P2">I am a core faculty member of the Food and Agriculture pathway, focusing on quantitative analysis.  In Fall 2024, while teaching Practices of Organic Farming (POF), the lack of data (collection, transfer to electronic format, and transparent sharing) was identified as a key bottleneck, impeding the ability of students to learn through a quantitative framework.  Thus, I am heavily dedicated to this collaborative project and will continue to support it throughout the 24-25 academic year and beyond.</text:p>
      <text:p text:style-name="P2"/>
      <text:p text:style-name="P2">My contributions in Winter and Spring '25 will be advising DSA students in the nature of the data, i.e. data management: what variables need to be measured, which units and unit conversions are necessary, and how to best disseminate the data for analysis to inform farm operations and curriculum.  I will co-teach a Student Originated Studies program with Paul Pham, and plan to visit the farm and the DSA students regularly to ensure success of the project.  I will strive to make the data transparently available, via a website or online repository, so it can be used as a teaching tool in any program containing mathematics, statistics, food and agriculture.</text:p>
      <text:p text:style-name="P2"/>
      <text:p text:style-name="P2">Longer term, I am heavily involved in the curriculum planning for the next two academic years of farm curriculum and will be teaching on the farm in '25-'26 and '26-'27.  This data management project will set the stage for faculty to be able to develop rigorous, scientific learning on the farm, ideally resulting in student led research projects and upper division science credit offerings.  The plan to collect data strongly aligns with the onboarding of a new faculty member in Regenerative Organic Agriculture, supporting the new faculty in teaching advanced soil science, quantitative agroecology, etc. and conducting undergraduate scientific research.  I plan to collaborate with this new faculty on undergraduate research, to develop mathematical models of nutrient cycling, plant and organism growth and other concerns for regenerative agriculture.  Development of these models will require fine grained data collection, which is the main goal of this current project.</text:p>
      <text:p text:style-name="P2"/>
      <text:p text:style-name="P2"/>
      <text:p text:style-name="P2">Thanks,</text:p>
      <text:p text:style-name="P2">Melissa</text:p>
      <text:p text:style-name="Text_20_body"/>
      <text:p text:style-name="Text_20_body"/>
      <text:p text:style-name="Text_20_body"/>
      <text:p text:style-name="Text_20_body"/>
      <text:p text:style-name="Text_20_body"/>
      <text:p text:style-name="Text_20_body"/>
      <text:h text:style-name="P10" text:outline-level="1"><text:soft-page-break/><text:span text:style-name="T1">Students</text:span></text:h>
      <text:p text:style-name="P8">Following the esteemed faculty who guide and shape the academic journey with their vast expertise and knowledge, we present our talented and ambitious students. This section is dedicated to those who are embarking on their path to greatness, ready to learn, grow, and make their mark on the world.</text:p>
      <text:p text:style-name="P1">Austin Strayer</text:p>
      <text:p text:style-name="P4"><text:span text:style-name="T4">STEM</text:span> student Senior – Data structures and <text:span text:style-name="T2">A</text:span>lgorithms – <text:span text:style-name="T4">Software development, and data architecture.</text:span></text:p>
      <text:p text:style-name="P3">Dani Monroe</text:p>
      <text:p text:style-name="P4"><text:span text:style-name="T4">STEM</text:span> student Sophomore – Data structures and <text:span text:style-name="T2">A</text:span>lgorithms – <text:span text:style-name="T3">Leadership, Data science and, applied computational modeling </text:span></text:p>
      <text:p text:style-name="P3">Leif Mark George Fischer II</text:p>
      <text:p text:style-name="P4"><text:span text:style-name="T4">STEM</text:span> student <text:span text:style-name="T3">Junior</text:span> – <text:span text:style-name="T2">Principals of farming – </text:span><text:span text:style-name="T3">Agricultural Ecology, and Indigenous land practices </text:span><text:span text:style-name="T5">*this project bloomed from your idea*</text:span></text:p>
      <text:p text:style-name="P3">Shawn Bird</text:p>
      <text:p text:style-name="P5"><text:span text:style-name="T4">STEM</text:span> student Sophomore – <text:span text:style-name="T2">Data structures and Algorithms – </text:span><text:span text:style-name="T4">Technology Consulting</text:spa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Aptos EmbeddedFont', 'Aptos MSFontService', Calibri,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1T14:05:45.743848408</meta:creation-date>
    <dc:date>2024-12-12T10:33:15.960226882</dc:date>
    <meta:editing-duration>PT27M19S</meta:editing-duration>
    <meta:editing-cycles>3</meta:editing-cycles>
    <meta:generator>LibreOffice/24.2.7.2$Linux_X86_64 LibreOffice_project/420$Build-2</meta:generator>
    <meta:document-statistic meta:table-count="0" meta:image-count="0" meta:object-count="0" meta:page-count="3" meta:paragraph-count="26" meta:word-count="831" meta:character-count="5508" meta:non-whitespace-character-count="4685"/>
  </office:meta>
</office:document-meta>
</file>